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erkat call detection evaluation metrics</text:p>
      <text:p text:style-name="Standard"/>
      <text:p text:style-name="Standard"/>
      <text:p text:style-name="Standard">Meerkats were outfitted with sound recording collars and some of the resulting feed was manually labelled with Audition. The call types are {'agg', 'al', 'cc', 'ld', 'mo', 'sn', 'soc'}, respectively aggressive, alarm calls, close calls, lead calls, move calls, short notes and social calls. Other labels are beep, synch, oth, and noise. Finally, a call can be labelled as focal (emitted by the wearer of the collar) or non-focal (the collar captured the call of a nearby meerkat).</text:p>
      <text:p text:style-name="Standard"/>
      <text:p text:style-name="Standard">Those files were then fed into a machine learning algorithm, thus producing detection files. For any time stamp in a sound file, a score between 0 and 1 is attributed to that timestamp for every possible call type. Two thresholds are defined, a high and a low threshold. When a score for a given timestamp is higher than the high threshold, this means a call of that type was detected at that time stamp; the extent of the call is the set of all the consecutive time stamps before and after that are higher than the low threshold. Consequently, two calls of the same type cannot be detected simultaneously (even one focal and one non-focal), but calls of different types may overlap. Once the model has been trained, it is run on test data to detect calls at different thresholds.</text:p>
      <text:p text:style-name="Standard"/>
      <text:p text:style-name="Standard">The evaluation metrics code aims to determine how well the detection matches the ground truth. It is usually run for different <text:s/>values of low and high thresholds. First, an object of the class Evaluate is created. Properties of that class include:</text:p>
      <text:list xml:id="list3391953634454112461" text:style-name="L1">
        <text:list-item>
          <text:p text:style-name="P1">headers: the set of the column headers from the data that are not call types. Used to build the ground truth and prediction tables.</text:p>
        </text:list-item>
        <text:list-item>
          <text:p text:style-name="P1">call_types: obtained directly from the files, those are the column headers that are not contained in the previous categories, and are the possible call types.</text:p>
        </text:list-item>
        <text:list-item>
          <text:p text:style-name="P1">GT_path: list of the addresses where the ground truth data can be found</text:p>
        </text:list-item>
        <text:list-item>
          <text:p text:style-name="P1">pred_path: list of the addresses where the detection data can be found</text:p>
        </text:list-item>
        <text:list-item>
          <text:p text:style-name="P1">IoU_threshold: floating number between 0 and 1, used for matching GT calls with predicitons.</text:p>
        </text:list-item>
        <text:list-item>
          <text:p text:style-name="P1">noise_label: name of the call type that describes noise. It is also used for the false positives.</text:p>
        </text:list-item>
        <text:list-item>
          <text:p text:style-name="P1">no_call: set of the call types that do not describe actual call types emitted by the animals: noise, beep and synch.</text:p>
        </text:list-item>
        <text:list-item>
          <text:p text:style-name="P1">true_calls: <text:s/>set of the call types that describe actual call types emitted by the animals</text:p>
        </text:list-item>
        <text:list-item>
          <text:p text:style-name="P1">low_thresh: the lower threshold used during the detection. This information is only used to sort the metrics in the appropriate folders.</text:p>
        </text:list-item>
        <text:list-item>
          <text:p text:style-name="P1">high_thresh: see previous</text:p>
        </text:list-item>
        <text:list-item>
          <text:p text:style-name="P1">call_analysis: a string that determines the way some metrics should be computed. Typically, whether the nonfocal calls should be included, or if the goal of the analysis is to determine whether the model works as a call detector, regardless of types.</text:p>
        </text:list-item>
        <text:list-item>
          <text:p text:style-name="P1">model: which model was used for the detection. Used for sorting the metrics in the appropriate folder.</text:p>
        </text:list-item>
        <text:list-item>
          <text:p text:style-name="P1">run: Which run of the model produced the detection. In particular, this determines which files were used or whether examples from the “oth” category were included.</text:p>
        </text:list-item>
        <text:list-item>
          <text:p text:style-name="P1">frame_rate: the frame rate of the sound files. Unused at the moment</text:p>
        </text:list-item>
        <text:list-item>
          <text:p text:style-name="P1">min_call_length: for each call type, what is the minimum length authorised for a call of a given type. Any detection that is shorter than this duration is considered as an error and removed from the data set. </text:p>
        </text:list-item>
        <text:list-item>
          <text:p text:style-name="P1">GT_proportion_removed: the proportion of the shortest GT calls that are removed from the data set. As the metrics can be greatly improved by removing very short detections, a shortest duration per call type must be defined. Removing a small proportion of the shortest GT calls ensures that this minimum duration is not set too low because of outliers.</text:p>
        </text:list-item>
      </text:list>
      <text:p text:style-name="Standard"><text:soft-page-break/></text:p>
      <text:p text:style-name="Standard">Once an instance of the Evaluate class has been created, the main program starts. First, a table of ground truth calls is created from the function self.get_call_ranges. This function returns a table with m rows and n columns, with m being the number of files in the testing set and n the number of call types. Each cell contains a list of tuples, with each tuple corresponding to a call of the given type in the ground truth data. The two values in the tuple are the beginning and end time of the call. The other output of the function is non_foc_gt, a dataframe with a similar structure, but instead of tuples, the lists in the cells of the dataframes are boolean that determine where the call is non-focal. This is determined by certain strings of characters that can be included in the “Label” column of a label table. The calls that are considered are those that come after the “call” labelled as START and before the “call” that was labelled as STOP, with the exception of any call that happens between calls labelled as SKIPON and SKIPOFF.</text:p>
      <text:p text:style-name="Standard"/>
      <text:p text:style-name="Standard">From this table of ground truth data, the shortest length is determined for each call type. Length of calls of a given type for all data files are sorted in a list, and the percentile determined by the variable GT_proportion_removed is set to be the shortest possible length for the call type. </text:p>
      <text:p text:style-name="Standard"/>
      <text:p text:style-name="Standard">The self.get_call_ranges function is then run for the detection data. This time, all detected calls that are shorter than the minimum duration are ignored. As before, the function returns a dataframe pred_table that follows the same format as before, but the table of non-focals is ignored, as this distinction doesn't make sense for detected calls, since it relies on calls having been labelled as non-focal. A table of non-focal prediction could however be used if the model were to learn how to distinguish focal from non-focal on its own. At this point, non-focal calls are considered in the analysis as noise that should be ignored.</text:p>
      <text:p text:style-name="Standard"/>
      <text:p text:style-name="Standard">After setting up a few parameter depending of the analysis mode, the evaluation proper starts. The first step is to create a matching table with self.match_prediction_to_labels. The output is a list of one dataframe per file, the rows being the call types from the ground truth and the column the call types from the detections, plus the false negatives (the false positives are found in the noise row). <text:s/>Each cell [a,b] in the dataframe is a list of all the ground truth calls of type 'a' that were detected as a prediction of type 'b'; they are each represented as tuples of integers, the first integer being the rank of the ground truth call among the other calls of that type in that file within the GT_indices table (0 for the first call in the list in the corresponding cell of GT_indices, 1 for the second, etc.) and the second being the rank detected call among the other calls of that type in that file within the pred_indices table. A FN being a GT call that was not detected, it is matched in a special column with “nan”; similarly, a FP being the detection of noise that doesn't have a corresponding GT call, it is matched in the noise row with “nan” as the ground truth call.</text:p>
      <text:p text:style-name="Standard"/>
      <text:p text:style-name="Standard">The matching function is self.pairing. It considers the beginning and end of a GT call and a detection, as well as an overlap threshold to determine whether the two calls should be matched. If the two calls (associated with the same recording) overlap in such a way that the ratio of their intersection by their union is higher than the overlap threshold, then they are matched. This threshold it self.IoU for the proper matching table, and 0 for the “loose” matching table (the calls are match if they have any time stamp in common). When or pair of GT call and detected call are considered for pairing, the pairing function is first called with a threshold of 0 for the loose matching table, then if the pairing is successful, again with a threshold of self.IoU for the normal matching table.</text:p>
      <text:p text:style-name="Standard"/>
      <text:p text:style-name="Standard">First, self.match_prediction_to_labels checks the true positives: for every call of a given type, is there a detection of the same type that overlaps? Then both the GT call and the detected called are made unavailable for further pairings (if they are strictly matched). If the call is very fragmented and the IoU threshold is low enough, one ground truth can be matched to several short detections of <text:soft-page-break/>that type. </text:p>
      <text:p text:style-name="Standard"/>
      <text:p text:style-name="Standard">The remaining GT and detected calls are then considered for matching as false positives. At this stage, it is possible that two simultaneous detected calls are matched to one GT call. Paired predictions are removed from the data set at this point, so it is however not possible for two simultaneous GT calls of a different type to be matched with the same prediction. The remaining GT calls are then considered as false negatives, and the remaining detections as noise.</text:p>
      <text:p text:style-name="Standard"/>
      <text:p text:style-name="Standard">A confusion matrix is then computed from the matching table through the function self.get_confusion_matrix. As with the matching table, the rows correspond to the ground truth and the columns to the detections. It is in theory possible to have elements that are both noise and false negatives, if a call that was labelled as noise was missed (typically, the start and stop labels for instance are marked as noise, and have a length of 0, making impossible for them to be matched with anything). The matrix combines information from all the data files.</text:p>
      <text:p text:style-name="Standard"/>
      <text:p text:style-name="Standard">The false positive (or noise) column is extracted from the matrix, as well as the false negative row. A third list is created from the diagonal of the matrix for the true positives. From these are computed the precision and recall scores for each call type: Prec = TP / (TP+FP); Rec = TP / (TP+FN). On top of these classic metrics, we define the lenient precision and recalls, which measures how good the model is at detecting calls in general. Lenient precision is the ratio of all the GT calls detected as a given type by the total number of detection for that type. Lenient recall is the ratio of all the GT calls of a given type that were detected as any type, by the total number of GT calls of that type. By convention, If a type was never predicted, the (lenient) precision is set to 1.0, and if a type was not present in the labelled data, the (lenient) recall is set to 1.0.</text:p>
      <text:p text:style-name="Standard"/>
      <text:p text:style-name="Standard">The next metric is the distribution of offsets between ground truth and detection. This is computed through the function self.time_difference. It returns of list whose every element is a dataframe corresponding to one data file. The rows of the dataframe are the call type for the ground truth, and the columns the all types for the predictions. Each cell is a list of the differences between call start and detected start. </text:p>
      <text:p text:style-name="Standard"/>
      <text:p text:style-name="Standard">Next is the category fragmentation, cat_frag. This metrics measures how many detection types a given call was loosely matched with. A high category fragmentation means that the call was considered as very ambiguous. The structure of the variable cat_frag is simliar to that of GT_indices, but instead of tuples of beginning and end times, a call is characterised by it number of detection types. FN are not detected at all, so their cat_frag number is 0.</text:p>
      <text:p text:style-name="Standard"/>
      <text:p text:style-name="Standard">Finally is the time fragmentation. Several detected calls can be matched to a given GT call. This metric aims to determine whether for such calls, part of the call was too hard to detect. For every call, the function considers all the detected calls (of any type) that are loosely matched to it. If all those detections were merged together, how many fragments would this amount to? Or put in another way, how many parts of the ground truth call are not detected?</text:p>
      <text:p text:style-name="Standard"/>
      <text:p text:style-name="Standard">All these metrics are then saved in a folder that depends on the model, the run use for that model, the self.call_analysis type, and both thresho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eu Duteil</meta:initial-creator>
    <meta:creation-date>2021-04-16T11:41:49</meta:creation-date>
    <dc:date>2021-04-16T19:08:10</dc:date>
    <dc:creator>Mathieu Duteil</dc:creator>
    <meta:editing-duration>PT14M7S</meta:editing-duration>
    <meta:editing-cycles>2</meta:editing-cycles>
    <meta:generator>OpenOffice/4.1.9$Unix OpenOffice.org_project/419m1$Build-9805</meta:generator>
    <meta:document-statistic meta:table-count="0" meta:image-count="0" meta:object-count="0" meta:page-count="3" meta:paragraph-count="33" meta:word-count="2004" meta:character-count="11456"/>
  </office:meta>
</office:document-meta>
</file>